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2322232322232223223222322232322232223223232223222322322232223232223222322322232223232223222322322232322232223223222322232322232223223222322232322232223223232223222322322232223232223222322322232223232223222322322232322232223223232223222322322232223232223222322322232<text:span text:style-name="T3">22323222322232232223232223222322322232223232223222322322232223232223222322323222322232232223222323222322232232223222323222322232232223232223222322322232223232223222322322232223232223222322323222322</text:span>2322322232223232223222322322232223232223222322322232322232223223222322232322232223223232223222322322232223232223222322322232<text:span text:style-name="T3">22323222322232232223232223222322322232223232223222322322232223232223222322323222322232232223222323222322232232223222323222322232232223232223222322322232223232223222322322232223232223222322323222322</text:span>2322322232223232223222322322232223232223222322322232322232223223232223222322322232223232223222322322232<text:span text:style-name="T3">22323222322232232223232223222322322232223232223222322322232223232223222322323222322232232223222323222322232232223222323222322232232223232223222322322232223232223222322322232223232223222322323222322</text:span>2322322232223232223222322322232223232223222322322232322232223223222322232322232223223232223222322322232223232223222322322232223232223222322322232322232223223232223222322322232223232223222322322232<text:span text:style-name="T3">22323222322232232223232223222322322232223232223222322322232223232223222322323222322232232223222323222322232232223222323222322232232223232223222322322232223232223222322322232223232223222322323222322</text:span>2322322232223232223222322322232<text:span text:style-name="T1">2232322232223223222323222322232232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32223222322322232223232223222322322232</text:span><text:span text:style-name="T2">22323222322232232223232223222322322232223232223222322322232223232223222322323222322</text:span><text:span text:style-name="T3">232232223222323222322232232223222323222322232232223232223222322322232223232223222322322232223232223222322323222322</text:span>2322322232223232223222322322232223232223222322322232322232223223222322232322232223223232223222322322232223232223222322322232223232223222322322232322232223223222322232322232223223222322232322232223223232223222322322232223232223222322322232223232223222322322232322232223223232223222322322232223232223222322322232<text:span text:style-name="T3">22323222322232232223232223222322322232223232223222322322232223232223222322323222322232232223222323222322232232223222323222322232232223232223222322322232223232223222322322232223232223222322323222322</text:span>2322322232223232223222322322232<text:span text:style-name="T1">2232322232223223222323222322232232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22322232322232223223232223222322322232223232223222322322232</text:span><text:span text:style-name="T2">223232223222322322232322232223223222322232322232223223222322232322232223223232223222322322232223</text:span><text:soft-page-break/><text:span text:style-name="T2">23222322232232223222323222322232232223232223222322322232223232223222322322232223232223222322323222322</text:span><text:span text:style-name="T1">2322322232223232223222322322232223232223222322322232322232223223232223222322322232223232223222322322232</text:span><text:span text:style-name="T2">22323222322232232223232223222322322232223232223222322322232223232223222322323222322</text:span><text:span text:style-name="T3">232232223222323222322232232223222323222322232232223232223222322322232223232223222322322232223232223222322323222322</text:span>2322322232223232223222322322232223232223222322322232322232223223222322232322232223223232223222322322232223232223222322322232223232223222322322232322232223223232223222322322232223232223222322322232<text:span text:style-name="T3">22323222322232232223232223222322322232223232223222322322232223232223222322323222322232232223222323222322232232223222323222322232232223232223222322322232223232223222322322232223232223222322323222322</text:span>2322322232223232223222322322232<text:span text:style-name="T1">2232322232223223222323222322232232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32223222322322232223232223222322322232</text:span><text:span text:style-name="T2">22323222322232232223232223222322322232223232223222322322232223232223222322323222322</text:span><text:span text:style-name="T3">232232223222323222322232232223222323222322232232223232223222322322232223232223222322322232223232223222322323222322</text:span>2322322232223232223222322322232223232223222322322232322232223223222322232322232223223232223222322322232223232223222322322232223232223222322322232322232223223222322232322232223223222322232322232223223232223222322322232223232223222322322232223232223222322322232322232223223232223222322322232223232223222322322232<text:span text:style-name="T3">22323222322232232223232223222322322232223232223222322322232223232223222322323222322232232223222323222322232232223222323222322232232223232223222322322232223232223222322322232223232223222322323222322</text:span>2322322232223232223222322322232223232223222322322232322232223223222322232322232223223232223222322322232223232223222322322232223232223222322322232322232223223232223222322322232223232223222322322232<text:span text:style-name="T3">22323222322232232223232223222322322232223232223222322322232223232223222322323222322232232223222323222322232232223222323222322232232223232223222322322232223232223222322322232223232223222322323222322</text:span>2322322232223232223222322322232<text:span text:style-name="T1">2232322232223223222323222322232232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32223222322322232223232223222322322232</text:span><text:span text:style-name="T2">22323222322232232223232223222322322232223232223222322322232223232223222322323222322</text:span><text:span text:style-name="T3">232</text:span><text:soft-page-break/><text:span text:style-name="T3">232223222323222322232232223222323222322232232223232223222322322232223232223222322322232223232223222322323222322</text:span>2322322232223232223222322322232223232223222322322232322232223223222322232322232223223232223222322322232223232223222322322232223232223222322322232322232223223222322232322232223223222322232322232223223232223222322322232223232223222322322232223232223222322322232322232223223232223222322322232223232223222322322232<text:span text:style-name="T3">22323222322232232223232223222322322232223232223222322322232223232223222322323222322232232223222323222322232232223222323222322232232223232223222322322232223232223222322322232223232223222322323222322</text:span>2322322232223232223222322322232<text:span text:style-name="T1">2232322232223223222323222322232232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32223222322322232223232223222322322232</text:span><text:span text:style-name="T2">22323222322232232223232223222322322232223232223222322322232223232223222322323222322</text:span><text:span text:style-name="T3">232232223222323222322232232223222323222322232232223232223222322322232223232223222322322232223232223222322323222322</text:span>2322322232223232223222322322232223232223222322322232322232223223222322232322232223223232223222322322232223232223222322322232223232223222322322232322232223223232223222322322232223232223222322322232<text:span text:style-name="T3">22323222322232232223232223222322322232223232223222322322232223232223222322323222322232232223222323222322232232223222323222322232232223232223222322322232223232223222322322232223232223222322323222322</text:span>2322322232223232223222322322232<text:span text:style-name="T1">2232322232223223222323222322232232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32223222322322232223232223222322322232</text:span><text:span text:style-name="T2">22323222322232232223232223222322322232223232223222322322232223232223222322323222322</text:span><text:span text:style-name="T3">232232223222323222322232232223222323222322232232223232223222322322232223232223222322322232223232223222322323222322</text:span>2322322232223232223222322322232223232223222322322232322232223223222322232322232223223232223222322322232223232223222322322232223232223222322322232322232223223222322232322232223223222322232322232223223232223222322322232223232223222322322232223232223222322322232322232223223232223222322322232223232223222322322232<text:span text:style-name="T3">22323222322232232223232223222322322232223232223222322322232223232223222322323222322232232223222323222322232232223222323222322232232223232223222322322232223232223222322322232223232223222322323222322</text:span>2322322232223232223222322322232<text:span text:style-name="T1">2232322232223223222323222322232232</text:span><text:soft-page-break/><text:span text:style-name="T1">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32223222322322232223232223222322322232</text:span><text:span text:style-name="T2">22323222322232232223232223222322322232223232223222322322232223232223222322323222322</text:span><text:span text:style-name="T3">232232223222323222322232232223222323222322232232223232223222322322232223232223222322322232223232223222322323222322</text:span>2322322232223232223222322322232223232223222322322232322232223223222322232322232223223232223222322322232223232223222322322232223232223222322322232322232223223232223222322322232223232223222322322232<text:span text:style-name="T3">22323222322232232223232223222322322232223232223222322322232223232223222322323222322232232223222323222322232232223222323222322232232223232223222322322232223232223222322322232223232223222322323222322</text:span>2322322232223232223222322322232<text:span text:style-name="T1">2232322232223223222323222322232232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32223222322322232223232223222322322232</text:span><text:span text:style-name="T2">22323222322232232223232223222322322232223232223222322322232223232223222322323222322</text:span><text:span text:style-name="T3">232232223222323222322232232223222323222322232232223232223222322322232223232223222322322232223232223222322323222322</text:span>2322322232223232223222322322232223232223222322322232322232223223222322232322232223223232223222322322232223232223222322322232223232223222322322232322232223223222322232322232223223222322232322232223223232223222322322232223232223222322322232223232223222322322232322232223223232223222322322232223232223222322322232<text:span text:style-name="T3">22323222322232232223232223222322322232223232223222322322232223232223222322323222322232232223222323222322232232223222323222322232232223232223222322322232223232223222322322232223232223222322323222322</text:span>2322322232223232223222322322232223232223222322322232322232223223222322232322232223223232223222322322232223232223222322322232<text:span text:style-name="T3">22323222322232232223232223222322322232223232223222322322232223232223222322323222322232232223222323222322232232223222323222322232232223232223222322322232223232223222322322232223232223222322323222322</text:span>2322322232223232223222322322232223232223222322322232322232223223232223222322322232223232223222322322232<text:span text:style-name="T3">22323222322232232223232223222322322232223232223222322322232223232223222322323222322232232223222323222322232232223222323222322232232223232223222322322232223232223222322322232223232223222322323222322</text:span>2322322232223232223222322322232223232223222322322232322232223223222322232322232223223232223222322322232223232223222322322232223<text:soft-page-break/>232223222322322232322232223223232223222322322232223232223222322322232<text:span text:style-name="T3">22323222322232232223232223222322322232223232223222322322232223232223222322323222322232232223222323222322232232223222323222322232232223232223222322322232223232223222322322232223232223222322323222322</text:span>2322322232223232223222322322232<text:span text:style-name="T1">2232322232223223222323222322232232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22322232322232223223232223222322322232223232223222322322232</text:span><text:span text:style-name="T2">22323222322232232223232223222322322232223232223222322322232223232223222322323222322232232223222323222322232232223222323222322232232223232223222322322232223232223222322322232223232223222322323222322</text:span><text:span text:style-name="T1">2322322232223232223222322322232223232223222322322232322232223223232223222322322232223232223222322322232</text:span><text:span text:style-name="T2">22323222322232232223232223222322322232223232223222322322232223232223222322323222322</text:span><text:span text:style-name="T3">232232223222323222322232232223222323222322232232223232223222322322232223232223222322322232223232223222322323222322</text:span>2322322232223232223222322322232223232223222322322232322232223223222322232322232223223232223222322322232223232223222322322232223232223222322322232322232223223222322232322232223223222322232322232223223232223222322322232223232223222322322232223232223222322322232322232223223232223222322322232223232223222322322232<text:span text:style-name="T3">22323222322232232223232223222322322232223232223222322322232223232223222322323222322232232223222323222322232232223222323222322232232223232223222322322232223232223222322322232223232223222322323222322</text:span>2322322232223232223222322322232223232223222322322232322232223223222322232322232223223232223222322322232223232223222322322232223232223222322322232322232223223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waz Poudyal</meta:initial-creator>
    <meta:creation-date>2015-07-21T11:50:06</meta:creation-date>
    <dc:date>2015-07-22T10:27:26</dc:date>
    <dc:creator>Riwaz Poudyal</dc:creator>
    <meta:editing-duration>PT1H30M8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5" meta:paragraph-count="1" meta:word-count="1" meta:character-count="18441" meta:non-whitespace-character-count="18441"/>
  </office:meta>
</office:document-meta>
</file>